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justify"/>
    </style:style>
    <style:style style:name="P4" style:parent-style-name="Standard" style:list-style-name="LFO1" style:family="paragraph">
      <style:paragraph-properties fo:text-align="justify"/>
    </style:style>
    <style:style style:name="P5" style:parent-style-name="Standard" style:list-style-name="LFO1" style:family="paragraph">
      <style:paragraph-properties fo:text-align="justify"/>
    </style:style>
    <style:style style:name="P6" style:parent-style-name="Standard" style:list-style-name="LFO1" style:family="paragraph">
      <style:paragraph-properties fo:text-align="justify"/>
    </style:style>
    <style:style style:name="P7" style:parent-style-name="Standard" style:list-style-name="LFO1" style:family="paragraph">
      <style:paragraph-properties fo:text-align="justify"/>
    </style:style>
    <style:style style:name="P8" style:parent-style-name="Standard" style:list-style-name="LFO1" style:family="paragraph">
      <style:paragraph-properties fo:text-align="justify"/>
    </style:style>
    <style:style style:name="P9" style:parent-style-name="Standard" style:list-style-name="LFO1" style:family="paragraph">
      <style:paragraph-properties fo:text-align="justify"/>
    </style:style>
    <style:style style:name="P10" style:parent-style-name="Standard" style:list-style-name="LFO1" style:family="paragraph">
      <style:paragraph-properties fo:text-align="justify"/>
    </style:style>
    <style:style style:name="P11" style:parent-style-name="Standard" style:list-style-name="LFO1" style:family="paragraph">
      <style:paragraph-properties fo:text-align="justify"/>
    </style:style>
    <style:style style:name="P12" style:parent-style-name="Standard" style:list-style-name="LFO1" style:family="paragraph">
      <style:paragraph-properties fo:text-align="justify"/>
    </style:style>
    <style:style style:name="P13" style:parent-style-name="Standard" style:list-style-name="LFO1" style:family="paragraph">
      <style:paragraph-properties fo:text-align="justify"/>
    </style:style>
    <style:style style:name="P14" style:parent-style-name="Standard" style:list-style-name="LFO1" style:family="paragraph">
      <style:paragraph-properties fo:text-align="justify"/>
    </style:style>
    <style:style style:name="P15" style:parent-style-name="Standard" style:list-style-name="LFO1" style:family="paragraph">
      <style:paragraph-properties fo:text-align="justify"/>
    </style:style>
    <style:style style:name="P16" style:parent-style-name="Standard" style:list-style-name="LFO1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list-style-name="LFO2" style:family="paragraph">
      <style:paragraph-properties fo:text-align="justify"/>
    </style:style>
    <style:style style:name="P21" style:parent-style-name="Standard" style:list-style-name="LFO2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</office:automatic-styles>
  <office:body>
    <office:text text:use-soft-page-breaks="true">
      <text:p text:style-name="P1">Interview Homework for 3D Programmer</text:p>
      <text:p text:style-name="P2"/>
      <text:p text:style-name="P3"/>
      <text:list text:style-name="LFO1" text:continue-numbering="true">
        <text:list-item>
          <text:p text:style-name="P4">In the Models folder, there are 4 assets: a coffee table, a sofa, a chair and a wall clock. All assets are in Blender 2.81</text:p>
        </text:list-item>
        <text:list-item>
          <text:p text:style-name="P5">You need to create a class using the Blender API in python. The class should have a method for each of the following actions:</text:p>
          <text:list text:continue-numbering="true">
            <text:list-item>
              <text:p text:style-name="P6">Create a new scene.</text:p>
            </text:list-item>
            <text:list-item>
              <text:p text:style-name="P7">Create a room.</text:p>
            </text:list-item>
            <text:list-item>
              <text:p text:style-name="P8">Place in a random position a table, a sofa, two chairs and a wall clock inside the room. The position of the furniture should be random, but considering the following constraints:</text:p>
              <text:list text:continue-numbering="true">
                <text:list-item>
                  <text:p text:style-name="P9">The sofa should be close to a wall.</text:p>
                </text:list-item>
                <text:list-item>
                  <text:p text:style-name="P10">The coffee table should be near to the center of the room.</text:p>
                </text:list-item>
                <text:list-item>
                  <text:p text:style-name="P11">The chairs should be close to the table.</text:p>
                </text:list-item>
                <text:list-item>
                  <text:p text:style-name="P12">The wall clock should be against a wall.</text:p>
                </text:list-item>
              </text:list>
            </text:list-item>
            <text:list-item>
              <text:p text:style-name="P13">Add lights to the scene.</text:p>
            </text:list-item>
            <text:list-item>
              <text:p text:style-name="P14">Save the scene.</text:p>
            </text:list-item>
          </text:list>
        </text:list-item>
        <text:list-item>
          <text:p text:style-name="P15">At the end of the class there should be a main function that allows to run the script in the command line.</text:p>
        </text:list-item>
        <text:list-item>
          <text:p text:style-name="P16">To deliver the homework, please send us a single .py file.</text:p>
        </text:list-item>
      </text:list>
      <text:p text:style-name="P17"/>
      <text:p text:style-name="P18"/>
      <text:p text:style-name="P19">Optional tasks:</text:p>
      <text:list text:style-name="LFO2" text:continue-numbering="true">
        <text:list-item>
          <text:p text:style-name="P20">Create a method for configuring a camera and setting the parameters for rendering.</text:p>
        </text:list-item>
        <text:list-item>
          <text:p text:style-name="P21">Create a method for rendering an image.</text:p>
        </text:list-item>
      </text:list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/>
    <meta:creation-date>2020-03-28T00:42:00Z</meta:creation-date>
    <dc:date>2020-03-28T00:42:00Z</dc:date>
    <meta:template xlink:href="Normal.dotm" xlink:type="simple"/>
    <meta:editing-cycles>4</meta:editing-cycles>
    <meta:editing-duration>PT660S</meta:editing-duration>
    <meta:document-statistic meta:page-count="1" meta:paragraph-count="2" meta:word-count="153" meta:character-count="1028" meta:row-count="7" meta:non-whitespace-character-count="877"/>
  </office:meta>
</office:document-meta>
</file>